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3bf" officeooo:paragraph-rsid="000613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 for played</text:p>
      <text:p text:style-name="Standard"/>
      <text:p text:style-name="Standard">合金装备1、2、3、4、和平使者</text:p>
      <text:p text:style-name="Standard">杀手1</text:p>
      <text:p text:style-name="Standard">杀手2</text:p>
      <text:p text:style-name="Standard">杀手3</text:p>
      <text:p text:style-name="Standard">杀手4血钱</text:p>
      <text:p text:style-name="Standard">鬼武者系列</text:p>
      <text:p text:style-name="Standard">PS2CH017 – 北欧女神2[简][VP2汉化组]</text:p>
      <text:p text:style-name="Standard">塞尔达ngc版本</text:p>
      <text:p text:style-name="Standard">最终幻想系列</text:p>
      <text:p text:style-name="Standard">龙背上的骑士</text:p>
      <text:p text:style-name="Standard">龙背上的骑兵2 封印之红背德之黑</text:p>
      <text:p text:style-name="Standard">PS2CH049 – 绝体绝命都市2 被冰封的记忆[简][扑家汉化组]</text:p>
      <text:p text:style-name="Standard">旺达与巨像</text:p>
      <text:p text:style-name="Standard">死亡空间系列</text:p>
      <text:p text:style-name="Standard">心灵杀手1</text:p>
      <text:p text:style-name="Standard"/>
      <text:p text:style-name="Standard">心灵杀手回归</text:p>
      <text:p text:style-name="Standard">杀出重围</text:p>
      <text:p text:style-name="Standard">PS2CH052 – 零-刺青之声[v1.01][扑家汉化组]</text:p>
      <text:p text:style-name="Standard">PS2CH003 – GT赛车4(跑车浪漫旅)[官方繁中]</text:p>
      <text:p text:style-name="Standard">PS2CH008 – ICO 古堡迷踪[国行简中]</text:p>
      <text:p text:style-name="Standard">PS2CH053 – 零-红蝶[v1][简][非高汉化团]</text:p>
      <text:p text:style-name="Standard"/>
      <text:p text:style-name="Standard">PS2CH054 – 零zero[简][汉化测试版][非高汉化团]</text:p>
      <text:p text:style-name="Standard">最终幻想7，8，9，10，12，13，15</text:p>
      <text:p text:style-name="Standard"/>
      <text:p text:style-name="Standard">蝙蝠侠阿卡姆疯人院</text:p>
      <text:p text:style-name="Standard"/>
      <text:p text:style-name="Standard">蝙蝠侠阿卡姆之城</text:p>
      <text:p text:style-name="Standard"/>
      <text:p text:style-name="Standard">蝙蝠侠阿卡姆骑士</text:p>
      <text:p text:style-name="Standard">地铁2033</text:p>
      <text:p text:style-name="Standard">地铁最后的曙光</text:p>
      <text:p text:style-name="Standard">黑暗血统2 2011. 8.29</text:p>
      <text:p text:style-name="Standard">热血无赖 9.3</text:p>
      <text:p text:style-name="Standard">暗黑2 9.6</text:p>
      <text:p text:style-name="Standard">无主之地2 10.5</text:p>
      <text:p text:style-name="Standard">'</text:p>
      <text:p text:style-name="Standard">羞辱 10.15</text:p>
      <text:p text:style-name="Standard">使命召唤9 11.20</text:p>
      <text:p text:style-name="Standard">杀手5赦免 11.30</text:p>
      <text:p text:style-name="Standard">孤岛惊魂3 12.08</text:p>
      <text:p text:style-name="Standard">刺客信条3 12.29</text:p>
      <text:p text:style-name="Standard">生化危机安布雷拉01.13</text:p>
      <text:p text:style-name="Standard">生化危机黑暗历年代记01.19怀念的重温</text:p>
      <text:p text:style-name="Standard">新鬼泣2012 01.30</text:p>
      <text:p text:style-name="Standard"><text:soft-page-break/>逆转空间01.20</text:p>
      <text:p text:style-name="Standard">死亡空间3 02.12</text:p>
      <text:p text:style-name="Standard">孤岛危机3 03.02</text:p>
      <text:p text:style-name="Standard">古墓丽影9 03.13</text:p>
      <text:p text:style-name="Standard">生化危机6</text:p>
      <text:p text:style-name="Standard">生化奇兵 无限</text:p>
      <text:p text:style-name="Standard">生化危机：启示录</text:p>
      <text:p text:style-name="Standard">地铁：最后的曙光 06.02</text:p>
      <text:p text:style-name="Standard">交易者 06.08</text:p>
      <text:p text:style-name="Standard">兄弟连2 07.12</text:p>
      <text:p text:style-name="Standard">恶霸鲁尼 10.13</text:p>
      <text:p text:style-name="Standard">火影忍者究极风暴3 11.9</text:p>
      <text:p text:style-name="Standard">刺客信条4黑弃 11.28</text:p>
      <text:p text:style-name="Standard">使命召唤10幽灵 11.30</text:p>
      <text:p text:style-name="Standard">战地4 12.04</text:p>
      <text:p text:style-name="Standard">合金装备 崛起 复仇 01.19</text:p>
      <text:p text:style-name="Standard">飞龙出击 3.06</text:p>
      <text:p text:style-name="Standard">神偷4 3.13</text:p>
      <text:p text:style-name="Standard">恶魔城黑暗王子2 4.2</text:p>
      <text:p text:style-name="Standard">黑暗之魂2</text:p>
      <text:p text:style-name="Standard">看门狗 7.07</text:p>
      <text:p text:style-name="Standard"/>
      <text:p text:style-name="Standard">使命召唤11 高级战争14.12.12</text:p>
      <text:p text:style-name="Standard"/>
      <text:p text:style-name="Standard">生化危机启示录2 15.0408</text:p>
      <text:p text:style-name="Standard">合金装备5 幻痛 20160706</text:p>
      <text:p text:style-name="Standard">黑暗之魂3</text:p>
      <text:p text:style-name="Standard"/>
      <text:p text:style-name="Standard">战地1</text:p>
      <text:p text:style-name="Standard"/>
      <text:p text:style-name="Standard">泰坦陨落2</text:p>
      <text:p text:style-name="Standard"/>
      <text:p text:style-name="Standard"/>
      <text:p text:style-name="Standard">羞辱2 2016.11.25</text:p>
      <text:p text:style-name="Standard"/>
      <text:p text:style-name="Standard"/>
      <text:p text:style-name="Standard">Watchdog2 2016.12.17</text:p>
      <text:p text:style-name="Standard"/>
      <text:p text:style-name="Standard">杀手6 2017.1.06</text:p>
      <text:p text:style-name="Standard"/>
      <text:p text:style-name="Standard">生化危机7 2017.02.01</text:p>
      <text:p text:style-name="Standard"/>
      <text:p text:style-name="Standard"/>
      <text:p text:style-name="Standard">恶灵附身 2017.05.09</text:p>
      <text:p text:style-name="Standard"/>
      <text:p text:style-name="Standard">掠食 2017.12.04</text:p>
      <text:p text:style-name="Standard"/>
      <text:p text:style-name="Standard"/>
      <text:p text:style-name="Standard">使命召唤14二战 2018.1.30</text:p>
      <text:p text:style-name="Standard"><text:soft-page-break/>恶灵附身2 2018.02.13</text:p>
      <text:p text:style-name="Standard">神秘海域4 2018.04.07</text:p>
      <text:p text:style-name="Standard"/>
      <text:p text:style-name="Standard">消失的光芒2018.05.25</text:p>
      <text:p text:style-name="Standard"/>
      <text:p text:style-name="Standard">量子破碎2018.08.28</text:p>
      <text:p text:style-name="Standard"/>
      <text:p text:style-name="Standard">古墓丽影11暗影2018.10.07</text:p>
      <text:p text:style-name="Standard">孤岛惊魂FarCry5 2018.12.2</text:p>
      <text:p text:style-name="Standard">勿忘我20190119</text:p>
      <text:p text:style-name="Standard"/>
      <text:p text:style-name="Standard">生化危机2重制201902？?</text:p>
      <text:p text:style-name="Standard"/>
      <text:p text:style-name="Standard">最终幻想15 2019.02.25</text:p>
      <text:p text:style-name="Standard"/>
      <text:p text:style-name="Standard">地铁离去 20190304</text:p>
      <text:p text:style-name="Standard">鬼泣5 20190317</text:p>
      <text:p text:style-name="Standard"/>
      <text:p text:style-name="Standard">狂暴2 20190803</text:p>
      <text:p text:style-name="Standard"/>
      <text:p text:style-name="Standard">天国拯救20190908</text:p>
      <text:p text:style-name="Standard"/>
      <text:p text:style-name="Standard">战争机器5 20191016</text:p>
      <text:p text:style-name="Standard"/>
      <text:p text:style-name="Standard">生化危机3重制20200428</text:p>
      <text:p text:style-name="Standard"/>
      <text:p text:style-name="Standard">荒野大镖客1救赎</text:p>
      <text:p text:style-name="Standard"/>
      <text:p text:style-name="Standard">荒野大镖客2 救赎 20200701 很不错的游戏，一个慢节奏的体验</text:p>
      <text:p text:style-name="Standard"/>
      <text:p text:style-name="Standard">光环致远星20200925</text:p>
      <text:p text:style-name="Standard"/>
      <text:p text:style-name="Standard">光环战斗进化周年版20201020</text:p>
      <text:p text:style-name="Standard"/>
      <text:p text:style-name="Standard">光环2 20201111</text:p>
      <text:p text:style-name="Standard"/>
      <text:p text:style-name="Standard">死亡搁浅 20201122感人的剧情，不愧是小岛秀夫的作品</text:p>
      <text:p text:style-name="Standard"/>
      <text:p text:style-name="Standard">赛博朋克2077 20201225被过度广告宣传，被无数人吐槽的游戏</text:p>
      <text:p text:style-name="Standard"/>
      <text:p text:style-name="Standard">最终幻想13很多年前ps3正版游戏</text:p>
      <text:p text:style-name="Standard"/>
      <text:p text:style-name="Standard">最终幻想13－2 20210218</text:p>
      <text:p text:style-name="Standard"/>
      <text:p text:style-name="Standard">最终幻想13雷霆归来 20200302</text:p>
      <text:p text:style-name="Standard"/>
      <text:p text:style-name="Standard">杀手重启2 20210315</text:p>
      <text:p text:style-name="Standard"/>
      <text:p text:style-name="Standard">杀手重启3 20210309</text:p>
      <text:p text:style-name="Standard"/>
      <text:p text:style-name="Standard"><text:soft-page-break/>生化危机8 20210516很不错，我感觉超过七代了</text:p>
      <text:p text:style-name="Standard"/>
      <text:p text:style-name="Standard">塞尔达传说荒野之息 20210627酒店完成</text:p>
      <text:p text:style-name="Standard">地铁:最后的曙光 20210628switch酒店完成，还是很不错的毛子游戏经典</text:p>
      <text:p text:style-name="Standard"/>
      <text:p text:style-name="Standard">罗马之子20210801</text:p>
      <text:p text:style-name="Standard"/>
      <text:p text:style-name="Standard">战地5 20210920</text:p>
      <text:p text:style-name="Standard"/>
      <text:p text:style-name="Standard">帝国时代4 20211212</text:p>
      <text:p text:style-name="Standard"/>
      <text:p text:style-name="Standard">光环3 20211220</text:p>
      <text:p text:style-name="Standard"/>
      <text:p text:style-name="Standard">光环4 20211209</text:p>
      <text:p text:style-name="Standard"/>
      <text:p text:style-name="Standard">光环无限 20211218</text:p>
      <text:p text:style-name="Standard"/>
      <text:p text:style-name="Standard">柯娜 精神之桥 20211227</text:p>
      <text:p text:style-name="Standard"/>
      <text:p text:style-name="Standard">最终幻想7重置 真心不错 20220109</text:p>
      <text:p text:style-name="Standard">战神4 20220131</text:p>
      <text:p text:style-name="Standard">看门狗3军团 20220323</text:p>
      <text:p text:style-name="Standard"/>
      <text:p text:style-name="Standard">最终幻想起源20220407</text:p>
      <text:p text:style-name="Standard"/>
      <text:p text:style-name="Standard">师父 20220412</text:p>
      <text:p text:style-name="Standard">孤单惊魂6 20220703</text:p>
      <text:p text:style-name="Standard">艾尔登法环 20221001</text:p>
      <text:p text:style-name="Standard"/>
      <text:p text:style-name="Standard">破晓传说 20221005</text:p>
      <text:p text:style-name="Standard"/>
      <text:p text:style-name="Standard">蜘蛛侠重制版 剧情可以 20221028</text:p>
      <text:p text:style-name="Standard">神秘海域外传失落的遗产 20221201</text:p>
      <text:p text:style-name="Standard"/>
      <text:p text:style-name="Standard">地平线：零之曙光 20230117</text:p>
      <text:p text:style-name="Standard"/>
      <text:p text:style-name="Standard">漫威蜘蛛侠：迈尔斯·莫拉莱斯 豪华版 20230210</text:p>
      <text:p text:style-name="Standard"/>
      <text:p text:style-name="Standard">暗邪西部 豪华版 20230222</text:p>
      <text:p text:style-name="Standard">最终幻想7核心危机重置版 20230226</text:p>
      <text:p text:style-name="Standard"/>
      <text:p text:style-name="Standard">消失的光芒2 20230404</text:p>
      <text:p text:style-name="Standard"/>
      <text:p text:style-name="Standard">最后生还者part1 20230414</text:p>
      <text:p text:style-name="Standard"/>
      <text:p text:style-name="Standard">最后生还者DLC left behind 20230415</text:p>
      <text:p text:style-name="Standard"/>
      <text:p text:style-name="Standard">生化危机8DLC罗斯的魅影 20230416</text:p>
      <text:p text:style-name="Standard"/>
      <text:p text:style-name="Standard">生化危机4重制版 20230505</text:p>
      <text:p text:style-name="Standard"><text:soft-page-break/></text:p>
      <text:p text:style-name="Standard"/>
      <text:p text:style-name="Standard">霍格沃茨之遗 20230825 龙口小区完成</text:p>
      <text:p text:style-name="Standard"/>
      <text:p text:style-name="Standard">卧龙苍天陨落 20230919</text:p>
      <text:p text:style-name="Standard"/>
      <text:p text:style-name="Standard">心灵杀手2 20231123</text:p>
      <text:p text:style-name="Standard"/>
      <text:p text:style-name="Standard">博德之门3 20231219</text:p>
      <text:p text:style-name="Standard"/>
      <text:p text:style-name="Standard">塔罗斯的法则2 20240127</text:p>
      <text:p text:style-name="Standard"/>
      <text:p text:style-name="Standard">瘟疫传说无罪 20240218</text:p>
      <text:p text:style-name="Standard"/>
      <text:p text:style-name="Standard">子弹风暴</text:p>
      <text:p text:style-name="Standard"/>
      <text:p text:style-name="Standard"/>
      <text:p text:style-name="Standard">双人成行 20240303</text:p>
      <text:p text:style-name="Standard"/>
      <text:p text:style-name="Standard">逃生1 20240323</text:p>
      <text:p text:style-name="Standard"/>
      <text:p text:style-name="Standard">逃生1告密者 20240325</text:p>
      <text:p text:style-name="Standard"/>
      <text:p text:style-name="Standard">黑神话悟空 20240830</text:p>
      <text:p text:style-name="Standard">逃生2 20240402</text:p>
      <text:p text:style-name="Standard"/>
      <text:p text:style-name="Standard">辐射4 20240511</text:p>
      <text:p text:style-name="Standard"/>
      <text:p text:style-name="Standard">哈迪斯2 20240523</text:p>
      <text:p text:style-name="Standard"/>
      <text:p text:style-name="Standard">对马岛之魂 20240614</text:p>
      <text:p text:style-name="Standard"/>
      <text:p text:style-name="Standard"/>
      <text:p text:style-name="Standard"/>
      <text:p text:style-name="Standard">严阵以待 20240823</text:p>
      <text:p text:style-name="Standard"/>
      <text:p text:style-name="Standard"/>
      <text:p text:style-name="Standard">战锤40k星际战士2 20240920</text:p>
      <text:p text:style-name="Standard"/>
      <text:p text:style-name="Standard">战神5诸神黄昏 20241016</text:p>
      <text:p text:style-name="Standard"/>
      <text:p text:style-name="Standard">碧蓝幻想relink 20250125</text:p>
      <text:p text:style-name="Standard"/>
      <text:p text:style-name="Standard">最终幻想7重生 20250218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2:23:30.276144424</meta:creation-date>
    <dc:date>2025-02-18T12:25:44.954122874</dc:date>
    <meta:editing-duration>PT2M19S</meta:editing-duration>
    <meta:editing-cycles>1</meta:editing-cycles>
    <meta:document-statistic meta:table-count="0" meta:image-count="0" meta:object-count="0" meta:page-count="5" meta:paragraph-count="152" meta:word-count="1154" meta:character-count="2161" meta:non-whitespace-character-count="2029"/>
    <meta:generator>LibreOffice/24.8.3.2$Linux_X86_64 LibreOffice_project/48a6bac9e7e268aeb4c3483fcf825c94556d9f92</meta:generator>
  </office:meta>
</office:document-meta>
</file>